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2-title">
      <style:graphic-properties draw:auto-grow-height="true" fo:min-height="3.163cm"/>
    </style:style>
    <style:style style:name="pr5" style:family="presentation" style:parent-style-name="Standard_20_2-outline1">
      <style:graphic-properties fo:min-height="11.929cm"/>
    </style:style>
    <style:style style:name="pr6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  <style:text-properties fo:font-size="40pt" fo:language="en" fo:country="US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027 Elementos de código de computadora HTML</text:p>
          </draw:text-box>
        </draw:frame>
        <draw:frame presentation:style-name="pr2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Etiquetas y definición 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ode </text:p>
                <text:list>
                  <text:list-item>
                    <text:p>Define el código de programación</text:p>
                  </text:list-item>
                </text:list>
              </text:list-item>
              <text:list-item>
                <text:p>kbd </text:p>
                <text:list>
                  <text:list-item>
                    <text:p>Define la entrada del teclado</text:p>
                  </text:list-item>
                </text:list>
              </text:list-item>
              <text:list-item>
                <text:p>samp </text:p>
                <text:list>
                  <text:list-item>
                    <text:p>Define la salida de la computadora</text:p>
                  </text:list-item>
                </text:list>
              </text:list-item>
              <text:list-item>
                <text:p>var </text:p>
                <text:list>
                  <text:list-item>
                    <text:p>Define una variable</text:p>
                  </text:list-item>
                </text:list>
              </text:list-item>
              <text:list-item>
                <text:p>pre </text:p>
                <text:list>
                  <text:list-item>
                    <text:p>Define texto preformate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9">
        <office:forms form:automatic-focus="false" form:apply-design-mode="false"/>
        <draw:frame presentation:style-name="pr1" draw:text-style-name="P3" draw:layer="layout" svg:width="18.599cm" svg:height="3.506cm" svg:x="7.3cm" svg:y="8.8cm" presentation:class="title" presentation:user-transformed="true">
          <draw:text-box>
            <text:p text:style-name="P2"><text:span text:style-name="T1">C</text:span><text:span text:style-name="T1">a</text:span><text:span text:style-name="T1">r</text:span><text:span text:style-name="T1">l</text:span><text:span text:style-name="T1">o</text:span><text:span text:style-name="T1">s</text:span><text:span text:style-name="T1"> </text:span><text:span text:style-name="T1">A</text:span><text:span text:style-name="T1">l</text:span><text:span text:style-name="T1">e</text:span><text:span text:style-name="T1">m</text:span><text:span text:style-name="T1">á</text:span><text:span text:style-name="T1">n</text:span><text:span text:style-name="T1"> </text:span><text:span text:style-name="T1"><text:line-break/></text:span><text:span text:style-name="T1">#</text:span><text:span text:style-name="T1">c</text:span><text:span text:style-name="T1">o</text:span><text:span text:style-name="T1">d</text:span><text:span text:style-name="T1">e</text:span><text:span text:style-name="T1">f</text:span><text:span text:style-name="T1">u</text:span><text:span text:style-name="T1">n</text:span><text:span text:style-name="T1">c</text:span><text:span text:style-name="T1">o</text:span><text:span text:style-name="T1">d</text:span><text:span text:style-name="T1">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5T19:57:13.678290418</meta:creation-date>
    <meta:editing-duration>PT16M33S</meta:editing-duration>
    <meta:editing-cycles>6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meta:initial-creator>codefuncode </meta:initial-creator>
    <dc:date>2020-07-05T21:05:58.379586539</dc:date>
    <dc:creator>codefuncode </dc:creator>
    <meta:document-statistic meta:object-count="69"/>
  </office:meta>
</office:document-meta>
</file>